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3f8e3" officeooo:paragraph-rsid="0013f8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iduhügieeni koolituse küsimused ja vastused </text:p>
      <text:p text:style-name="P1"/>
      <text:p text:style-name="P1">1. Milline alljärgnev väide on õige? <text:s text:c="3"/>:</text:p>
      <text:p text:style-name="P1"><text:s/>bakteritega nakatunud toit on alati paha maitsega (vale)</text:p>
      <text:p text:style-name="P1"><text:s/>bakteritega nakatunud toit käärib alati (vale)</text:p>
      <text:p text:style-name="P1"><text:s/>bakteritega nakatunud toit võib olla normaalse maitsega (õige)</text:p>
      <text:p text:style-name="P1"><text:s/>bakteritega nakatunud toit on tumedamat värvi (vale)</text:p>
      <text:p text:style-name="P1"/>
      <text:p text:style-name="P1">2. Toiduhügieeni koolituse tunnistusi tuleb hoida igapäevaselt... <text:s text:c="3"/>:</text:p>
      <text:p text:style-name="P1"><text:s/>kodus (vale)</text:p>
      <text:p text:style-name="P1"><text:s/>saata Veterinaar- ja Toiduametisse (vale)</text:p>
      <text:p text:style-name="P1"><text:s/>tööl (õige)</text:p>
      <text:p text:style-name="P1"><text:s/>saata perearstile (vale)</text:p>
      <text:p text:style-name="P1"/>
      <text:p text:style-name="P1">3. Heaks toitekeskkonnaks mikroobidele on... <text:s text:c="3"/>:</text:p>
      <text:p text:style-name="P1"><text:s/>piimaga valmistatud toidud (vale)</text:p>
      <text:p text:style-name="P1"><text:s/>veerikkad toidud (vale)</text:p>
      <text:p text:style-name="P1"><text:s/>valgurikkad toidud (õige)</text:p>
      <text:p text:style-name="P1"><text:s/>kuivatatud toiduained (vale)</text:p>
      <text:p text:style-name="P1"/>
      <text:p text:style-name="P1">4. Kus peavad olema kätepesukohad toidukäitlejatele? <text:s text:c="3"/>:</text:p>
      <text:p text:style-name="P1"><text:s/>ainult WC-s (vale)</text:p>
      <text:p text:style-name="P1"><text:s/>toidukäitlemisruumides ja WC-s (õige)</text:p>
      <text:p text:style-name="P1"><text:s/>ainult toidukäitlemisruumides (vale)</text:p>
      <text:p text:style-name="P1"><text:s/>välisukse kõrval (vale)</text:p>
      <text:p text:style-name="P1"/>
      <text:p text:style-name="P1">5. Külmkapis tuleb hoida toitu temperatuuril kuni... <text:s text:c="3"/>:</text:p>
      <text:p text:style-name="P1"><text:s/>+2 kraadi (vale)</text:p>
      <text:p text:style-name="P1"><text:s/>+4 kraadi (vale)</text:p>
      <text:p text:style-name="P1"><text:s/>+6 kraadi (õige)</text:p>
      <text:p text:style-name="P1"><text:s/>+10 kraadi (vale)</text:p>
      <text:p text:style-name="P1"/>
      <text:p text:style-name="P1">6. Kui tihti peab vahetama fritüüris õli? <text:s text:c="3"/>:</text:p>
      <text:p text:style-name="P1"><text:s/>iga päev (vale)</text:p>
      <text:p text:style-name="P1"><text:s/>vastavalt vajadusele (õige)</text:p>
      <text:p text:style-name="P1"><text:s/>1 kord nädalas (vale)</text:p>
      <text:p text:style-name="P1"><text:s/>töövahetuse lõpus (vale)</text:p>
      <text:p text:style-name="P1"/>
      <text:p text:style-name="P1">7. Inimene võib nakatuda laiusstõppe, kui ta sööb... <text:s text:c="3"/>:</text:p>
      <text:p text:style-name="P1"><text:s/>bakteritega nakatunud kala (vale)</text:p>
      <text:p text:style-name="P1"><text:s/>mitteküllaldaselt termiliselt töödeldud kala (õige)</text:p>
      <text:p text:style-name="P1"><text:s/>mitteküllaldaselt termiliselt töödeldud liha (vale)</text:p>
      <text:p text:style-name="P1"><text:s/>pesemata puu ja köögivilju (vale)</text:p>
      <text:p text:style-name="P1"/>
      <text:p text:style-name="P1">8. Toore liha töötlemiseks mõeldud lõikelauda tohib kasutada ka... <text:s text:c="3"/>:</text:p>
      <text:p text:style-name="P1"><text:s/>toore kala töötlemiseks (vale)</text:p>
      <text:p text:style-name="P1"><text:s/>leiva, saia lõikamiseks (vale)</text:p>
      <text:p text:style-name="P1"><text:s/>küpsetatud liha lõikamiseks (vale)</text:p>
      <text:p text:style-name="P1"><text:s/>ei tohi kasutada peale toore liha töötlemise millegi muu töötlemiseks (õige)</text:p>
      <text:p text:style-name="P1"/>
      <text:p text:style-name="P1">9. Peale seda, kui toitlustusettevõtte töötaja oksendab ja kõht on lahti võib ta tööle minna... <text:s text:c="3"/>:</text:p>
      <text:p text:style-name="P1"><text:s/>niipea, kui tal on parem (vale)</text:p>
      <text:p text:style-name="P1"><text:soft-page-break/><text:s/>niipea, kui arst on teda tööle kirjutanud (õige)</text:p>
      <text:p text:style-name="P1"><text:s/>nädal peale paranemist (vale)</text:p>
      <text:p text:style-name="P1"><text:s/>kümme päeva pärast paranemist (vale)</text:p>
      <text:p text:style-name="P1"/>
      <text:p text:style-name="P1">10. Sobiv koht toidujäätmete hoidmiseks on... <text:s text:c="3"/>:</text:p>
      <text:p text:style-name="P1"><text:s/>plastikkotid (vale)</text:p>
      <text:p text:style-name="P1"><text:s/>plastmassämber (vale)</text:p>
      <text:p text:style-name="P1"><text:s/>kaanega ja plastikkotiga prügikast (õige)</text:p>
      <text:p text:style-name="P1"><text:s/>kartongist kast (vale)</text:p>
      <text:p text:style-name="P1"/>
      <text:p text:style-name="P1">11. Milliste vahenditega saab toitlustusettevõttes kõige paremini ära hoida hiiri ja rotte? <text:s text:c="3"/>:</text:p>
      <text:p text:style-name="P1"><text:s/>pidades kassi (vale)</text:p>
      <text:p text:style-name="P1"><text:s/>kasutades rotimürki ja lõkse (vale)</text:p>
      <text:p text:style-name="P1"><text:s/>ladustades toidukaupa korrapäraselt riiulitel ja kappides ning hoides puhtust (õige)</text:p>
      <text:p text:style-name="P1"><text:s/>pannes pimedates ruumides tuled põlema (vale)</text:p>
      <text:p text:style-name="P1"/>
      <text:p text:style-name="P1">12. Millisel temperatuuril võib säilitada sügavkülmas külmutatud toite (kuni 3 kuud)? <text:s text:c="3"/>:</text:p>
      <text:p text:style-name="P1"><text:s/>-10ºC (vale)</text:p>
      <text:p text:style-name="P1"><text:s/>-18ºC (õige)</text:p>
      <text:p text:style-name="P1"><text:s/>-25ºC (vale)</text:p>
      <text:p text:style-name="P1"><text:s/>-6ºC (vale)</text:p>
      <text:p text:style-name="P1"/>
      <text:p text:style-name="P1">13. Mida tähendab märge "kõlblik kuni 01.03.2012a." ? <text:s text:c="3"/>:</text:p>
      <text:p text:style-name="P1"><text:s/>kaupa võib realiseerida kuni 01.03.2012a. (õige)</text:p>
      <text:p text:style-name="P1"><text:s/>peale 01.03.2012a. võivad kaupa osta vaid oma töötajad (vale)</text:p>
      <text:p text:style-name="P1"><text:s/>peale 01.03.2012a. võib kaupa realiseerida vaid allahinnatult (vale)</text:p>
      <text:p text:style-name="P1"><text:s/>kaupa võib müüa peale 01.03.2012a. kui see on visuaalselt tuvastatud kõlblikuks (vale)</text:p>
      <text:p text:style-name="P1"/>
      <text:p text:style-name="P1">14. Toiduainete käitlemisega seotud töötajate kaitseriietus peab olema... <text:s text:c="3"/>:</text:p>
      <text:p text:style-name="P1"><text:s/>valge (vale)</text:p>
      <text:p text:style-name="P1"><text:s/>desinfitseeritud (vale)</text:p>
      <text:p text:style-name="P1"><text:s/>triigitud (vale)</text:p>
      <text:p text:style-name="P1"><text:s/>puhas (õige)</text:p>
      <text:p text:style-name="P1"/>
      <text:p text:style-name="P1">15. Valmistooteid tuleb säilitada eraldi toorainest, kuna... <text:s text:c="3"/>:</text:p>
      <text:p text:style-name="P1"><text:s/>see soodustab tootmisprotsessi (vale)</text:p>
      <text:p text:style-name="P1"><text:s/>kiirendab toodangu valmistamist (vale)</text:p>
      <text:p text:style-name="P1"><text:s/>hoiab ära toodete saastumist (õige)</text:p>
      <text:p text:style-name="P1"><text:s/>võtab vähem ruumi (vale)</text:p>
      <text:p text:style-name="P1"/>
      <text:p text:style-name="P1">16. Mis on HACCP? <text:s text:c="3"/>:</text:p>
      <text:p text:style-name="P1"><text:s/>vahend, mis aitab saavutada toiduohutuse kõrget taset kogu toiduahela ulatuses (õige)</text:p>
      <text:p text:style-name="P1"><text:s/>meetod, mis tagab tootmise steriilsuse e. mikroobivaba keskkonna (vale)</text:p>
      <text:p text:style-name="P1"><text:s/>võimalus käitlejal vastutusest kõrvale hiilida (vale)</text:p>
      <text:p text:style-name="P1"><text:s/>kestvuskatse (vale)</text:p>
      <text:p text:style-name="P1"/>
      <text:p text:style-name="P1">17. Enamik mikroobe areneb väga hästi... <text:s text:c="3"/>:</text:p>
      <text:p text:style-name="P1"><text:s/>neutraalses ja nõrgalt happelises keskkonnas (õige)</text:p>
      <text:p text:style-name="P1"><text:s/>neutraalses ja nõrgalt aluselises keskkonnas (vale)</text:p>
      <text:p text:style-name="P1"><text:s/>tugevalt happelises keskkonnas (vale)</text:p>
      <text:p text:style-name="P1"><text:s/>nõrgalt aluselises keskkonnas (vale)</text:p>
      <text:p text:style-name="P1"/>
      <text:p text:style-name="P1"><text:soft-page-break/>18. Toiduainetele ettenähtud taaras... <text:s text:c="3"/>:</text:p>
      <text:p text:style-name="P1"><text:s/>võib hoida kemikaale, kui taara on suletav (vale)</text:p>
      <text:p text:style-name="P1"><text:s/>ei tohi hoida kemikaale, kuna see põhjustada muude ainete kadusid (vale)</text:p>
      <text:p text:style-name="P1"><text:s/>ei tohi hoida kemikaale, kuna need võivad toiduainetega segi minna või põhjustada toiduainete saastumist (õige)</text:p>
      <text:p text:style-name="P1"><text:s/>võib hoida kemikaale, kui need ei kahjusta taarat (vale)</text:p>
      <text:p text:style-name="P1"/>
      <text:p text:style-name="P1">19. Milleks kasutatakse desinfitseerimisvahendeid? <text:s text:c="3"/>:</text:p>
      <text:p text:style-name="P1"><text:s/>plekkide eemaldamiseks (vale)</text:p>
      <text:p text:style-name="P1"><text:s/>bakterite arvu vähendamiseks ohutu tasemeni (õige)</text:p>
      <text:p text:style-name="P1"><text:s/>rasva eemaldamiseks (vale)</text:p>
      <text:p text:style-name="P1"><text:s/>bakterite täielikuks hävitamiseks (vale)</text:p>
      <text:p text:style-name="P1"/>
      <text:p text:style-name="P1">20. Mis temperatuuri juures hoitakse sooja toitu (marmiidis) soojas? <text:s text:c="3"/>:</text:p>
      <text:p text:style-name="P1"><text:s/>60 - 80ºC (vale)</text:p>
      <text:p text:style-name="P1"><text:s/>üle 75ºC (vale)</text:p>
      <text:p text:style-name="P1"><text:s/>63 - 75ºC (õige)</text:p>
      <text:p text:style-name="P1"><text:s/>alla 100ºC (vale)</text:p>
      <text:p text:style-name="P1"/>
      <text:p text:style-name="P1">21. Milline alljärgnev väide steriliseerimise kohta on õige? <text:s text:c="3"/>:</text:p>
      <text:p text:style-name="P1"><text:s/>enamik mikroorganisme ei hävi, kuid nende areng peatub (vale)</text:p>
      <text:p text:style-name="P1"><text:s/>väheneb mikroobidele kättesaadava vee hulk (vale)</text:p>
      <text:p text:style-name="P1"><text:s/>hävineb enamik mikroobe (vale)</text:p>
      <text:p text:style-name="P1"><text:s/>hävivad kõik mikroorganismid ja sealhulgas ka enamus spoore (õige)</text:p>
      <text:p text:style-name="P1"/>
      <text:p text:style-name="P1">22. Toidumürgistuse sümptomiks on sageli... <text:s text:c="3"/>:</text:p>
      <text:p text:style-name="P1"><text:s/>kurguvalu (vale)</text:p>
      <text:p text:style-name="P1"><text:s/>köha (vale)</text:p>
      <text:p text:style-name="P1"><text:s/>kõhulahtisus (õige)</text:p>
      <text:p text:style-name="P1"><text:s/>kõik eelnimetatud kokku (vale)</text:p>
      <text:p text:style-name="P1"/>
      <text:p text:style-name="P1">23. Milliseid mikroorganisme kasutatakse toiduainetööstuses? <text:s text:c="3"/>:</text:p>
      <text:p text:style-name="P1"><text:s/>salmonellad (vale)</text:p>
      <text:p text:style-name="P1"><text:s/>kolibakterid (vale)</text:p>
      <text:p text:style-name="P1"><text:s/>pärmiseened (õige)</text:p>
      <text:p text:style-name="P1"><text:s/>hallitusseened (vale)</text:p>
      <text:p text:style-name="P1"/>
      <text:p text:style-name="P1">24. Peamine põhjus, miks toiduainete valmistamisel ei tohi kanda ehteid <text:s text:c="3"/>:</text:p>
      <text:p text:style-name="P1"><text:s/>need võivad kukkuda toidu sisse (õige)</text:p>
      <text:p text:style-name="P1"><text:s/>see põhjustab kaastöötajates kadedust (vale)</text:p>
      <text:p text:style-name="P1"><text:s/>need võidakse ära varastada (vale)</text:p>
      <text:p text:style-name="P1"><text:s/>see on kujunenud harjumuseks (vale)</text:p>
      <text:p text:style-name="P1"/>
      <text:p text:style-name="P1">25. Millistes toiduainetes on salmonnelloosi oht kõige suurem? <text:s text:c="3"/>:</text:p>
      <text:p text:style-name="P1"><text:s/>kalatooted (vale)</text:p>
      <text:p text:style-name="P1"><text:s/>piimatooted (vale)</text:p>
      <text:p text:style-name="P1"><text:s/>kanatooted (õige)</text:p>
      <text:p text:style-name="P1"><text:s/>lihatooted (vale)</text:p>
      <text:p text:style-name="P1">Eksami tulemused: 25/25 (100%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15:43:05.982446069</meta:creation-date>
    <dc:date>2018-07-04T15:46:01.024855634</dc:date>
    <meta:editing-duration>PT2M55S</meta:editing-duration>
    <meta:editing-cycles>1</meta:editing-cycles>
    <meta:document-statistic meta:table-count="0" meta:image-count="0" meta:object-count="0" meta:page-count="3" meta:paragraph-count="127" meta:word-count="676" meta:character-count="5153" meta:non-whitespace-character-count="4428"/>
    <meta:generator>LibreOffice/6.0.2.1$MacOSX_X86_64 LibreOffice_project/f7f06a8f319e4b62f9bc5095aa112a65d2f3ac89</meta:generator>
  </office:meta>
</office:document-meta>
</file>